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0">
            <text:p>10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 office:value-type="string">
            <text:p>2023-03-01_17-36-23_000.jpg</text:p>
          </table:table-cell>
          <table:table-cell table:style-name="ce26" office:value-type="string">
            <text:p>:m #*# RES / JVEMV6 64#244_nakata_logic / 『イスラームのロジック』 著者=中田考,校注=~ / p.189 / w=マディーナ；巡礼,topic=イスラム神学,publisher=~,other=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 office:value-type="string">
            <text:p>2023-03-01_18-01-59_000.jpg</text:p>
          </table:table-cell>
          <table:table-cell table:style-name="ce26" office:value-type="string">
            <text:p>:m #*# RES / JVEMV6 64#238_maeno / 『微粒子から探る物性七変化』 著者=前野昌弘,校注=~ / p.18 / w=レイリー散乱；,topic=物性,publisher=~,other=calc+:レイリー散乱：数値、算定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3-03-01_21-07-29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3-03-02_02-45-44_000.mp4</text:p>
          </table:table-cell>
          <table:table-cell table:style-name="ce26" office:value-type="string">
            <text:p>:VIDEO / @自室 / 記録 / jap.flute / 演奏、play / R=1 / genre=melody,session=hour-18,memo=~,file-piece-id=~,memo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VIDEO / @自室 / 記録 / jap.flute / 演奏、play / R=1 / genre=melody,session=hour-18,memo=~,file-piece-id=~,memo=~,other=~">
            <text:p>:VIDEO / @自室 / 記録 / jap.flute / 演奏、play / R=1 / genre=melody,session=hour-18,memo=~,file-piece-id=~,memo=~,other=~</text:p>
          </table:table-cell>
          <table:table-cell table:style-name="ce10" table:formula="of:=RIGHT([.B5];[.K5])" office:value-type="string" office:string-value="mp4">
            <text:p>mp4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3-03-02_03-42-29_000.jpg</text:p>
          </table:table-cell>
          <table:table-cell table:style-name="ce26" office:value-type="string">
            <text:p>:m :PHOTO 寝た時刻 / 2023 / オナニー、未了、duration=1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:PHOTO 寝た時刻 / 2023 / オナニー、未了、duration=1時間ぐらい,other=~">
            <text:p>:m :PHOTO 寝た時刻 / 2023 / オナニー、未了、duration=1時間ぐらい,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3-03-02_09-21-03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:PHOTO 起きた時刻 / 2023">
            <text:p>:m :PHOTO 起きた時刻 / 2023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 office:value-type="string">
            <text:p>2023-03-02_09-44-09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8" office:value-type="string">
            <text:p>2023-03-02_12-32-08_000.jpg</text:p>
          </table:table-cell>
          <table:table-cell table:style-name="ce26" office:value-type="string">
            <text:p>:m #*# RES / JVEMV6 64#218_chosenjin_gyakusatsu / 『関東大震災　「朝鮮人虐殺の真実」』 著者=工藤美代子,校注=~,出版社=産経新聞出版 / p.157 / w=湯浅倉平,topic=,publisher=~,other=timeline+:9/4:閣議～緊急勅令～9/16、内務省、命令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#*# RES / JVEMV6 64#218_chosenjin_gyakusatsu / 『関東大震災　「朝鮮人虐殺の真実」』 著者=工藤美代子,校注=~,出版社=産経新聞出版 / p.157 / w=湯浅倉平,topic=,publisher=~,other=timeline+:9/4:閣議～緊急勅令～9/16、内務省、命令">
            <text:p>:m #*# RES / JVEMV6 64#218_chosenjin_gyakusatsu / 『関東大震災　「朝鮮人虐殺の真実」』 著者=工藤美代子,校注=~,出版社=産経新聞出版 / p.157 / w=湯浅倉平,topic=,publisher=~,other=timeline+:9/4:閣議～緊急勅令～9/16、内務省、命令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8" office:value-type="string">
            <text:p>2023-03-02_12-32-37_000.jpg</text:p>
          </table:table-cell>
          <table:table-cell table:style-name="ce27" office:value-type="string">
            <text:p>:m #*# / memo:other(m:other) / topic=習;;字;;, about=,other=,id=~,content=族;矢;召;命;奈;遠;近;縦;従;番;御;庭;殿;赤;坂;茶;屋;族;徒;命;令;帯;常;告;諭;福;寿;紙;幅;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#*# / memo:other(m:other) / topic=習;;字;;, about=,other=,id=~,content=族;矢;召;命;奈;遠;近;縦;従;番;御;庭;殿;赤;坂;茶;屋;族;徒;命;令;帯;常;告;諭;福;寿;紙;幅;">
            <text:p>:m #*# / memo:other(m:other) / topic=習;;字;;, about=,other=,id=~,content=族;矢;召;命;奈;遠;近;縦;従;番;御;庭;殿;赤;坂;茶;屋;族;徒;命;令;帯;常;告;諭;福;寿;紙;幅;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8" office:value-type="string">
            <text:p>2023-03-02_12-34-47_000.jpg</text:p>
          </table:table-cell>
          <table:table-cell table:style-name="ce26" office:value-type="string">
            <text:p>:m :haja,lets / action activity / やること / genre=音楽、楽器 / content=尺八、篠笛で、歌われなかった歌を、歌おうじゃないか,other=翌日の追記：否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:haja,lets / action activity / やること / genre=音楽、楽器 / content=尺八、篠笛で、歌われなかった歌を、歌おうじゃないか,other=翌日の追記：否">
            <text:p>:m :haja,lets / action activity / やること / genre=音楽、楽器 / content=尺八、篠笛で、歌われなかった歌を、歌おうじゃないか,other=翌日の追記：否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8]=&quot;&quot;;[.C20];CONCATENATE([.C20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3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2">2023/03/02</text:date>, <text:time>12:56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3-02T12:56:52.37</dc:date>
    <dc:creator>iwabuchi ken</dc:creator>
    <meta:editing-duration>P54DT7H46M47S</meta:editing-duration>
    <meta:editing-cycles>17548</meta:editing-cycles>
    <meta:document-statistic meta:table-count="2" meta:cell-count="919" meta:object-count="0"/>
    <meta:user-defined meta:name="qrichtext">1</meta:user-defined>
  </office:meta>
</office:document-meta>
</file>